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vod</text:h>
      <text:p text:style-name="ParagraphStyle">Tema odabranog rada opisuje implementirano resenje sistema za rukovanje magacinom i magacinskim poslovanjem, sa akcentom na specifikaciju sistema I tehnicko resenje u odnosu na zahteve i poslovni podsistem. Resenje predstavlja klijentsku java aplikaciju koja omogucava izvrsavanje CRUD (create read update delete) operacija nad resursima sistema. Aplikacija koristi bazu podataka za trajno skladistenje podataka, i SWING biblioteku za implementaciju korisnickog interfejsa. Baza sadrzi podatke o Korisnicima i njihovim Preduzecima, koju aplikacija koristi prilikom autentifikacije da utvrdi ko koristi aplikaciju i da li ima administratorska prava. Pored osnovnih operacija (CRUD operacija) aplikacija omogucava izvrsavanje kompleksnih procedura koje podrazumevaju modifikaciju vise resursa tokom izvrsavanja, vracanje na prethodno stanje u slucaju greske i vracanje rezultata procedure. Ove procedure su impelementirane unutar baze podataka koriscenjem T-SQL jezika. Za neke od resursa sistema postoji pregled izvestajem, gde postoji i mogucnost stampanja izvestaja.</text:p>
      <text:h text:style-name="Heading_20_1" text:outline-level="1">Projektovanje i implementacija tehnickog resenja</text:h>
      <text:p text:style-name="ParagraphStyle">Arhitekturu aplikacije sacinjava MVC (model, view, controler) arhitektonski sablon. MODEL vrsi mapiranje podataka iz relacione baze u objektni oblik podataka i obrnuto. Pored ove funkcije on radi i validaciju, modifikaciju podataka i izvestavanje o greski u slucaju pokusaja narusavanja integracije podataka ili neke slicne greske. VIEW ima ulogu prikaza podataka, u aplikaciji tu funkciju izvrsavaju forme, dijalozi i GUI komponente koje su sadrzane u njima. Za prikaz podataka je najcesce koriscena tabela koja direktno preslikava podatke iz baze. Prilikom svake promene nad bazom, korisniku koji je izvrsio promenu, osvezava se prikaz da bi prikazao nove promene. Aplikacija je event driven, sto znaci da sadrzi odredjene komponente koje posle interakcije izazivaju dogadjaje. Dogadjaji mogu da menjaju stanje aplikacije. CONTROLLER "hvata" ove dogadjaje, obradjuje ih i salje dalje instrukcuje modelu ako treba da menja stanje u bazi, ili prikazu ukoliko samo treba da se promeni neki deo prikaza bez promena u bazi.</text:p>
      <text:h text:style-name="Heading_20_2" text:outline-level="2">Model</text:h>
      <text:p text:style-name="ParagraphStyle">Model je u aplikaciji implementiran kao model tabele. Prilikom inicijalizacije prosledjuje mu se naziv tabele iz baze koju treba da mapira u objektni oblik. Za izvlacenje meta podataka baze koriscen je java.sql.DatabaseMetaData objekat. Na osnovu ovih metapodataka se gradi table model, koji obuhvata metode koje pristupaju bazi (CRUD) i pomocne metode i podaci koji se koriste za funkcionisanje i prikaz tabele. Jedna od prednosti ovoga modela je da ne mora da se pise odvojeno kod za svaki model tabele koju imamo u bazi vec koriscenjem jednog table modela pokrivamo sve tabele iz baze i tako dobijamo genericko resenje. Prilikom promena definicije baze, table model ne zahteva promene posto on direktno koristi izmenjene podatke i menja svoju strukturu dinamicki. Mana ovoga resenja je sto se prilikom otvaranja forme table model kreira dinamicki sto traje duze nego kada imamo gotov table model koji odma mozemo da instanciramo. Tokom <text:s/>dinamickog <text:soft-page-break/>kreiranja pozivaju se upiti nad bazom sto takodje dodaje vreme cekanja i opterecuje bazu. Ako baza koristi neke od tehnika keshiranja memorije otvaranje formi se znatno ubrzava i baza manje opterecuje, posto se u vecini sluajeva isti upiti pozivaju i isti podaci koriste.</text:p>
      <text:h text:style-name="Heading_20_2" text:outline-level="2">View</text:h>
      <text:p text:style-name="ParagraphStyle">View odnosno pogled predstavlja deo aplikacije koji omogucava korisniku pregled resursa sistema. U aplikaciji view je implementiran pomocu dijaloga i drugih komponenti iz Javine Swing biblioteke. Svaki resurs sistema (tabela u bazi) ima dijalog gde se moze prikazivati i modifikovati (ukoliko posedujemo pravo). Za detaljni prikaz se koristi Swing tabela. Table model iz prethodne sekcije omogucava nam da lako inicijalizujemo tabelu. Pored tabela, dijalog sadrzi interfejs za kretanje kroz tabela, pretragu podataka u tabeli, akcije za dodavanje, brisanje, editovanje, next (prelazak u drugi dijalog gde je resurs iz prethodnog dijaloga povezan sa narednim preko spoljneg kluca), input polja za pregled dodavanje i modifikaciju resursa i akcije za pokretanje poslovnih procedura.</text:p>
      <text:h text:style-name="Heading_20_2" text:outline-level="2">Controller</text:h>
      <text:p text:style-name="ParagraphStyle">Controller je deo sistema koji prisluskuje spoljne dogadjaje pomocu osluskivaca(listenera) i izvrsava odredjene naredbe na osnovu primljenih dogadjaja. Prilikom izvrsavanja on moze da poziva operacije modela ukoliko treba da se menja stanje baze ili operacije view-a ako treba da se menja pogled.</text:p>
      <text:h text:style-name="Heading_20_3" text:outline-level="3">DialogController</text:h>
      <text:p text:style-name="ParagraphStyle">Kontroler dijaloga je implementiran DialogController klasom. Svaka instanca ove klase povezana je sa jednom insancom dijaloga i modela, odnosno kontroler sadrzi referencu svog dijaloga i modela i moze da pristupa njihovim metodama. Kontroler implementira state pattern, sto mu omogucava da drugacije tumaci dogadjaje koje osluskuje u zavisnosti od stanja u kome se trenutno nalazi. Postoje odredjene akcije koje sluze samo da bi promenile stanje kontrolera. U aplikaciji kontroler poseduje tri stanja EDIT, ADD i SEARCH.</text:p>
      <text:p text:style-name="Text_20_body">[SLIKA KONTROLER STANJA UML...]</text:p>
      <text:p text:style-name="ParagraphStyle">Edit stanje omogucava korisniku da vrsi izmenu odabranog resursa, ovo je ujedno i default stanje dijaloga. Add state omogucava unos novih resursa pomocu input polja dijaloga, ovo stanje se aktivira pritiskom na akciju dodaj. Search omogucava pretragu resursa aktivira se pomocu akcije za pretragu. Postoje akcije na dijalogu koje ne prolaze kroz kontroler, npr akcije za kretanje kroz tabelu u dijalogu. Ovo je prosta akcija, i implementirana je u dijalogu odmah po inicijalizaciji. Pozivom <text:soft-page-break/>biznis procedura iz dijaloga kontroler poziva metode modela koje pozivaju bazine procedure.</text:p>
      <text:h text:style-name="Heading_20_3" text:outline-level="3">AuthentificationController</text:h>
      <text:p text:style-name="Text_20_body">Ovaj kontroler vrsi funkciju prepoznavanja korisnika koji koriste sistem. Svaki Zaposleni u bazi poseduje username, password, preduzece u kom je zaposlen i druge podatke. Pre pocetka koriscenja korisniku je onemoguceno da koristi aplikaciju dok ne prodje autentifikaciju. Autentifikacija se vrsi prosledjivanjem username, passworda. Tom prilikom sistem prijavljuje korisnika ili mu javlja poruku o gresci. Prilikom prijavljivanja, sistem pamti username, preduzece korisnika i podatak da li je admin sto se dalje koristi radi filtriranja podataka iz baze i rukovanjem pravima. AuthentificationController klasa koristi singleton sablon, sto omogucava da imamo samo jednu instancu na nivou aplikacije. Prilikom prijave korisnika podaci instance(username, preduzece, isAdmin) se popunjavaju a odjavom korisnika se podaci brisu, ovo nam omogucava da u svakom trenutku znamo ko koristi aplikaciju. Pomocu ovog kontrolera lako mozemo implementirati osnovni oblik kontrole pristupa resursima i logovanje svake akcije nad resursima, ovo nije implementirano u aplikaci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Y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Y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ParagraphStyle" style:family="paragraph" style:parent-style-name="Text_20_body" style:class="text">
      <style:paragraph-properties fo:margin="100%" fo:margin-left="0.1in" fo:margin-right="0.0799in" fo:margin-top="0.3in" fo:margin-bottom="0.3in" fo:line-height="100%" fo:text-align="justify" style:justify-single-word="false" fo:text-indent="0.4in"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34:03.65</meta:creation-date>
    <dc:date>2013-10-24T23:30:26.01</dc:date>
    <meta:editing-duration>PT41M9S</meta:editing-duration>
    <meta:editing-cycles>2</meta:editing-cycles>
    <meta:generator>OpenOffice.org/3.4.1$Win32 OpenOffice.org_project/341m1$Build-9593</meta:generator>
    <meta:document-statistic meta:table-count="0" meta:image-count="0" meta:object-count="0" meta:page-count="3" meta:paragraph-count="16" meta:word-count="953" meta:character-count="6713"/>
  </office:meta>
</office:document-meta>
</file>